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0625in" fo:margin-left="-0.075in" table:align="left" style:writing-mode="lr-tb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2.4375in"/>
    </style:style>
    <style:style style:name="Table1.D" style:family="table-column">
      <style:table-column-properties style:column-width="2.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-left="0.075in" fo:padding-right="0.075in" fo:padding-top="0in" fo:padding-bottom="0in" fo:border-left="none" fo:border-right="none" fo:border-top="0.5pt solid #c0c0c0" fo:border-bottom="0.5pt solid #c0c0c0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-left="0.075in" fo:padding-right="0.075in" fo:padding-top="0in" fo:padding-bottom="0in" fo:border-left="none" fo:border-right="none" fo:border-top="none" fo:border-bottom="0.5pt solid #c0c0c0" style:writing-mode="lr-tb">
        <style:background-image/>
      </style:table-cell-properties>
    </style:style>
    <style:style style:name="Table1.A3" style:family="table-cell">
      <style:table-cell-properties style:vertical-align="top" fo:background-color="#ffffff" fo:padding-left="0.075in" fo:padding-right="0.075in" fo:padding-top="0in" fo:padding-bottom="0in" fo:border-left="none" fo:border-right="none" fo:border-top="0.5pt solid #c0c0c0" fo:border-bottom="0.5pt solid #000000" style:writing-mode="lr-tb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officeooo:paragraph-rsid="000b2d1e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0bf865"/>
    </style:style>
    <style:style style:name="P3" style:family="paragraph" style:parent-style-name="Standard">
      <style:paragraph-properties fo:line-height="100%" fo:text-align="start" style:justify-single-word="false" style:snap-to-layout-grid="false"/>
      <style:text-properties fo:font-size="9pt" fo:font-weight="bold" officeooo:paragraph-rsid="000b2d1e" style:font-size-asian="9pt" style:font-weight-asian="bold" style:font-size-complex="9pt"/>
    </style:style>
    <style:style style:name="P4" style:family="paragraph" style:parent-style-name="Standard">
      <style:paragraph-properties fo:line-height="100%" fo:text-align="start" style:justify-single-word="false"/>
      <style:text-properties fo:font-size="9pt" fo:font-weight="bold" officeooo:paragraph-rsid="000b2d1e" style:font-size-asian="9pt" style:font-weight-asian="bold" style:font-size-complex="9pt"/>
    </style:style>
    <style:style style:name="P5" style:family="paragraph" style:parent-style-name="Standard">
      <style:paragraph-properties fo:line-height="100%" fo:text-align="start" style:justify-single-word="false"/>
      <style:text-properties fo:font-size="9pt" fo:font-weight="bold" officeooo:rsid="000bf865" officeooo:paragraph-rsid="000bf865" style:font-size-asian="9pt" style:font-weight-asian="bold" style:font-size-complex="9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fo:font-size="9pt" officeooo:paragraph-rsid="000b2d1e" style:font-size-asian="9pt" style:font-size-complex="9pt"/>
    </style:style>
    <style:style style:name="P7" style:family="paragraph" style:parent-style-name="Standard">
      <style:paragraph-properties fo:line-height="100%" fo:text-align="start" style:justify-single-word="false" style:snap-to-layout-grid="false"/>
      <style:text-properties fo:font-size="9pt" officeooo:paragraph-rsid="000b2d1e" style:font-size-asian="9pt" style:font-size-complex="9pt"/>
    </style:style>
    <style:style style:name="P8" style:family="paragraph" style:parent-style-name="Standard">
      <style:paragraph-properties fo:line-height="100%" fo:text-align="start" style:justify-single-word="false"/>
      <style:text-properties fo:font-size="9pt" officeooo:paragraph-rsid="000bf865" style:font-size-asian="9pt" style:font-size-complex="9pt"/>
    </style:style>
    <style:style style:name="P9" style:family="paragraph" style:parent-style-name="Standard">
      <style:paragraph-properties fo:line-height="100%" fo:text-align="start" style:justify-single-word="false"/>
      <style:text-properties fo:font-size="9pt" fo:language="en" fo:country="US" fo:font-weight="bold" officeooo:paragraph-rsid="000b2d1e" style:font-size-asian="9pt" style:font-weight-asian="bold" style:font-size-complex="9pt"/>
    </style:style>
    <style:style style:name="P10" style:family="paragraph" style:parent-style-name="Standard">
      <style:paragraph-properties fo:line-height="100%" fo:text-align="start" style:justify-single-word="false"/>
      <style:text-properties fo:font-size="9pt" fo:language="en" fo:country="US" fo:font-weight="bold" officeooo:rsid="000b2d1e" officeooo:paragraph-rsid="000b2d1e" style:font-size-asian="9pt" style:font-weight-asian="bold" style:font-size-complex="9pt"/>
    </style:style>
    <style:style style:name="P11" style:family="paragraph" style:parent-style-name="Standard">
      <style:paragraph-properties fo:line-height="100%" fo:text-align="start" style:justify-single-word="false" style:snap-to-layout-grid="false"/>
      <style:text-properties fo:font-size="9pt" fo:language="en" fo:country="US" fo:font-weight="bold" officeooo:rsid="000b2d1e" officeooo:paragraph-rsid="000b2d1e" style:font-size-asian="9pt" style:font-weight-asian="bold" style:font-size-complex="9pt" style:font-weight-complex="bold"/>
    </style:style>
    <style:style style:name="P12" style:family="paragraph" style:parent-style-name="Standard">
      <style:paragraph-properties fo:line-height="100%" fo:text-align="start" style:justify-single-word="false" style:snap-to-layout-grid="false"/>
      <style:text-properties fo:font-size="9pt" fo:language="en" fo:country="US" officeooo:paragraph-rsid="000b2d1e" style:font-size-asian="9pt" style:font-size-complex="9pt"/>
    </style:style>
    <style:style style:name="P13" style:family="paragraph" style:parent-style-name="Standard">
      <style:paragraph-properties fo:line-height="100%" fo:text-align="start" style:justify-single-word="false"/>
      <style:text-properties fo:font-size="9pt" fo:language="en" fo:country="US" officeooo:paragraph-rsid="000b2d1e" style:font-size-asian="9pt" style:font-size-complex="9pt"/>
    </style:style>
    <style:style style:name="P14" style:family="paragraph" style:parent-style-name="Standard">
      <style:text-properties officeooo:paragraph-rsid="000b2d1e"/>
    </style:style>
    <style:style style:name="P15" style:family="paragraph" style:parent-style-name="Standard">
      <style:paragraph-properties fo:line-height="100%" fo:text-align="start" style:justify-single-word="false"/>
      <style:text-properties officeooo:rsid="000bf865" officeooo:paragraph-rsid="000bf865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language="en" fo:country="US" fo:font-weight="bold" style:font-size-asian="9pt" style:font-weight-asian="bold" style:font-size-complex="9pt"/>
    </style:style>
    <style:style style:name="T5" style:family="text">
      <style:text-properties fo:font-size="9pt" fo:language="en" fo:country="US" style:font-size-asian="9pt" style:font-size-complex="9pt"/>
    </style:style>
    <style:style style:name="T6" style:family="text">
      <style:text-properties fo:font-size="9pt" fo:language="en" fo:country="US" fo:background-color="#ffff00" loext:char-shading-value="0" style:font-size-asian="9pt" style:font-size-complex="9pt"/>
    </style:style>
    <style:style style:name="T7" style:family="text">
      <style:text-properties fo:font-size="9pt" fo:background-color="#ffff00" loext:char-shading-value="0" style:font-size-asian="9pt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in" fo:margin-right="0in" style:vertical-pos="from-top" fo:padding="0.0008in" fo:border="none" draw:ole-draw-aspect="1"/>
    </style:style>
    <style:style style:name="fr2" style:family="graphic" style:parent-style-name="OLE">
      <style:graphic-properties fo:margin-left="0in" fo:margin-right="0in" style:vertical-pos="middle" style:vertical-rel="text" fo:padding="0.0008in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Human</text:p>
          </table:table-cell>
          <table:table-cell table:style-name="Table1.A1" office:value-type="string">
            <text:p text:style-name="P11">Rat/Mouse</text:p>
          </table:table-cell>
        </table:table-row>
        <table:table-row table:style-name="Table1.1">
          <table:table-cell table:style-name="Table1.A2" office:value-type="string">
            <text:p text:style-name="P2"><text:span text:style-name="T2">fenestration </text:span></text:p>
            <text:p text:style-name="P15"><text:span text:style-name="T2">radius</text:span></text:p>
            <text:p text:style-name="P2"><text:span text:style-name="T3"><draw:frame draw:style-name="fr1" draw:name="Object87" text:anchor-type="as-char" svg:y="-0.3063in" svg:width="0.4925in" svg:height="0.5173in" draw:z-index="3"><draw:object xlink:href="./Object 1" xlink:type="simple" xlink:show="embed" xlink:actuate="onLoad"/><draw:image xlink:href="./ObjectReplacements/Object 1" xlink:type="simple" xlink:show="embed" xlink:actuate="onLoad"/></draw:frame></text:span></text:p>
            <text:p text:style-name="P15"/>
            <text:p text:style-name="P15"><text:span text:style-name="T2">porosity</text:span></text:p>
            <text:p text:style-name="P2"><text:span text:style-name="T3"><draw:frame draw:style-name="fr2" draw:name="Object88" text:anchor-type="as-char" svg:width="0.4972in" svg:height="0.5173in" draw:z-index="0"><draw:object xlink:href="./Object 2" xlink:type="simple" xlink:show="embed" xlink:actuate="onLoad"/><draw:image xlink:href="./ObjectReplacements/Object 2" xlink:type="simple" xlink:show="embed" xlink:actuate="onLoad"/></draw:frame></text:span></text:p>
            <text:p text:style-name="P6"/>
            <text:p text:style-name="P6"/>
            <text:p text:style-name="P5">frequency</text:p>
            <text:p text:style-name="P6"><draw:frame draw:style-name="fr2" draw:name="Object89" text:anchor-type="as-char" svg:width="0.5535in" svg:height="0.5173in" draw:z-index="1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2" office:value-type="string">
            <text:p text:style-name="P3"/>
            <text:p text:style-name="P4">1.0</text:p>
            <text:p text:style-name="P6">old (60 years)/young (20 years)</text:p>
            <text:p text:style-name="P6"/>
            <text:p text:style-name="P6"/>
            <text:p text:style-name="P4"/>
            <text:p text:style-name="P4"/>
            <text:p text:style-name="P4">0.25</text:p>
            <text:p text:style-name="P6">old (60 years)/young (20 years)</text:p>
            <text:p text:style-name="P6"/>
            <text:p text:style-name="P6"/>
            <text:p text:style-name="P4"/>
            <text:p text:style-name="P4">0.25</text:p>
            <text:p text:style-name="P6">old (60 years)/young (20 years)</text:p>
            <text:p text:style-name="P6">(calculated from changes in r and f)</text:p>
          </table:table-cell>
          <table:table-cell table:style-name="Table1.A2" office:value-type="string">
            <text:p text:style-name="P9">diameter</text:p>
            <text:p text:style-name="P1"><text:span text:style-name="T4">58</text:span><text:span text:style-name="T5">±1</text:span><text:span text:style-name="T4">nm</text:span><text:span text:style-name="T5"> (young, baboon), </text:span><text:span text:style-name="T4">70</text:span><text:span text:style-name="T5">±2</text:span><text:span text:style-name="T4">nm</text:span><text:span text:style-name="T5"> (old, baboon), old/young </text:span><text:span text:style-name="T4">1.21</text:span></text:p>
            <text:p text:style-name="P9"/>
            <text:p text:style-name="P9"/>
            <text:p text:style-name="P9"/>
            <text:p text:style-name="P9">porosity</text:p>
            <text:p text:style-name="P13">determined by scanning electron microscopy</text:p>
            <text:p text:style-name="P1"><text:span text:style-name="T4">4.2</text:span><text:span text:style-name="T5">±0.5</text:span><text:span text:style-name="T4">%</text:span><text:span text:style-name="T5"> (young, baboon), </text:span><text:span text:style-name="T4">2.4</text:span><text:span text:style-name="T5">±0.4</text:span><text:span text:style-name="T4">%</text:span><text:span text:style-name="T5"> (old, baboon), old/young </text:span><text:span text:style-name="T4">0.61 </text:span></text:p>
            <text:p text:style-name="P13"/>
            <text:p text:style-name="P9">frequency</text:p>
            <text:p text:style-name="P13">determined by transmission electron microscopy</text:p>
            <text:p text:style-name="P1"><text:span text:style-name="T4">7.7</text:span><text:span text:style-name="T5">±0.7 </text:span><text:span text:style-name="T4">[1/µm]</text:span><text:span text:style-name="T5"> (young, human), </text:span><text:span text:style-name="T4">1.5</text:span><text:span text:style-name="T5">±0.4 </text:span><text:span text:style-name="T4">[1/µm]</text:span><text:span text:style-name="T5"> (old, human), old/young </text:span><text:span text:style-name="T4">0.19 </text:span></text:p>
            <text:p text:style-name="P1"><text:span text:style-name="T4">9.4</text:span><text:span text:style-name="T5">±0.9 </text:span><text:span text:style-name="T4">[1/µm]</text:span><text:span text:style-name="T5"> (young, baboon), </text:span><text:span text:style-name="T4">5.5</text:span><text:span text:style-name="T5">±0.7 </text:span><text:span text:style-name="T4">[1/µm]</text:span><text:span text:style-name="T5"> (old, baboon), old/young </text:span><text:span text:style-name="T4">0.58 </text:span></text:p>
          </table:table-cell>
          <table:table-cell table:style-name="Table1.A2" office:value-type="string">
            <text:p text:style-name="P9">diameter</text:p>
            <text:p text:style-name="P1"><text:span text:style-name="T4">73</text:span><text:span text:style-name="T5">±1</text:span><text:span text:style-name="T4">nm</text:span><text:span text:style-name="T5"> (young, rat), </text:span><text:span text:style-name="T4">60</text:span><text:span text:style-name="T5">±1</text:span><text:span text:style-name="T4">nm</text:span><text:span text:style-name="T5"> (old,rat), old/young </text:span><text:span text:style-name="T4">0.82 </text:span></text:p>
            <text:p text:style-name="P1"><text:span text:style-name="T4">74</text:span><text:span text:style-name="T5">±4</text:span><text:span text:style-name="T4">nm</text:span><text:span text:style-name="T5"> (young, mouse), </text:span><text:span text:style-name="T4">58</text:span><text:span text:style-name="T5">±12</text:span><text:span text:style-name="T4">nm</text:span><text:span text:style-name="T5"> (old,mouse), old/young </text:span><text:span text:style-name="T4">0.78</text:span></text:p>
            <text:p text:style-name="P9"/>
            <text:p text:style-name="P9">porosity</text:p>
            <text:p text:style-name="P13">determined by scanning electron microscopy</text:p>
            <text:p text:style-name="P1"><text:span text:style-name="T4">4.1</text:span><text:span text:style-name="T5">±2.3</text:span><text:span text:style-name="T4">%</text:span><text:span text:style-name="T5"> (young, rat), </text:span><text:span text:style-name="T4">2.5</text:span><text:span text:style-name="T5">±1.2</text:span><text:span text:style-name="T4">% </text:span><text:span text:style-name="T5">(old, rat), old/young </text:span><text:span text:style-name="T4">0.61</text:span></text:p>
            <text:p text:style-name="P1"><text:span text:style-name="T4">4.1</text:span><text:span text:style-name="T5">±2.2</text:span><text:span text:style-name="T4">%</text:span><text:span text:style-name="T5"> (young, mouse), </text:span><text:span text:style-name="T4">2.2</text:span><text:span text:style-name="T5">±3.5</text:span><text:span text:style-name="T4">%</text:span><text:span text:style-name="T5"> (old mouse), old/young </text:span><text:span text:style-name="T4">0.54 </text:span></text:p>
            <text:p text:style-name="P13"/>
            <text:p text:style-name="P9">frequency</text:p>
            <text:p text:style-name="P13">determined by transmission electron microscopy</text:p>
            <text:p text:style-name="P1"><text:span text:style-name="T4">2.7</text:span><text:span text:style-name="T5">±1.1 </text:span><text:span text:style-name="T4">[1/µm]</text:span><text:span text:style-name="T5"> (young, rat), </text:span><text:span text:style-name="T4">0.9</text:span><text:span text:style-name="T5">±0.8 </text:span><text:span text:style-name="T4">[1/µm]</text:span><text:span text:style-name="T5"> (old, rat), old/young </text:span><text:span text:style-name="T4">0.33 </text:span></text:p>
          </table:table-cell>
        </table:table-row>
        <table:table-row table:style-name="Table1.1">
          <table:table-cell table:style-name="Table1.A3" office:value-type="string">
            <text:p text:style-name="P8"><text:span text:style-name="T8">endothelial thickness</text:span></text:p>
            <text:p text:style-name="P6"><draw:frame draw:style-name="fr2" draw:name="Object90" text:anchor-type="as-char" svg:width="0.5217in" svg:height="0.5173in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3" office:value-type="string">
            <text:p text:style-name="P3"/>
            <text:p text:style-name="P4">1.75</text:p>
            <text:p text:style-name="P6">old (60 years)/young (20 years)</text:p>
          </table:table-cell>
          <table:table-cell table:style-name="Table1.A3" office:value-type="string">
            <text:p text:style-name="P6">Determined by transmission electron microscopy</text:p>
            <text:p text:style-name="P1"><text:span text:style-name="T1">165±17nm </text:span><text:span text:style-name="T3">(human, young), </text:span><text:span text:style-name="T1">289±9nm </text:span><text:span text:style-name="T3">(human, old), old/young </text:span><text:span text:style-name="T1">1.75</text:span><text:span text:style-name="T3"> </text:span></text:p>
            <text:p text:style-name="P1"><text:span text:style-name="T1">130±8nm </text:span><text:span text:style-name="T3">(baboon, young), </text:span><text:span text:style-name="T1">186±9nm </text:span><text:span text:style-name="T3">(baboon, old) , old/young </text:span><text:span text:style-name="T1">1.43</text:span><text:span text:style-name="T3"> </text:span></text:p>
          </table:table-cell>
          <table:table-cell table:style-name="Table1.A3" office:value-type="string">
            <text:p text:style-name="P6">Determined by transmission electron microscopy</text:p>
            <text:p text:style-name="P1"><text:span text:style-name="T1">230±50nm </text:span><text:span text:style-name="T3">(rat, young), </text:span><text:span text:style-name="T1">320±80nm </text:span><text:span text:style-name="T3">(rat, old) , old/young </text:span><text:span text:style-name="T1">1.39</text:span></text:p>
            <text:p text:style-name="P1"><text:span text:style-name="T1">154±4nm </text:span><text:span text:style-name="T3">(mouse, young), </text:span><text:span text:style-name="T1">245±8nm </text:span><text:span text:style-name="T3">(mouse, old), old/young </text:span><text:span text:style-name="T1">1.59</text:span><text:span text:style-name="T3"> 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2:31:54.532334427</meta:creation-date>
    <dc:date>2015-08-25T12:40:34.658183293</dc:date>
    <meta:editing-duration>PT7M21S</meta:editing-duration>
    <meta:editing-cycles>3</meta:editing-cycles>
    <meta:generator>LibreOffice/4.2.8.2$Linux_X86_64 LibreOffice_project/420m0$Build-2</meta:generator>
    <meta:document-statistic meta:table-count="1" meta:image-count="0" meta:object-count="4" meta:page-count="1" meta:paragraph-count="45" meta:word-count="185" meta:character-count="1390" meta:non-whitespace-character-count="1236"/>
  </office:meta>
</office:document-meta>
</file>

<file path=Object 1/content.xml><?xml version="1.0" encoding="utf-8"?>
<math xmlns="http://www.w3.org/1998/Math/MathML" display="block">
  <semantics>
    <mrow>
      <mstyle mathsize="12pt">
        <mfrac>
          <msubsup>
            <mi>r</mi>
            <mstyle mathsize="8pt">
              <mstyle mathvariant="italic">
                <mtext>fen</mtext>
              </mstyle>
            </mstyle>
            <mstyle mathsize="8pt">
              <mstyle mathvariant="italic">
                <mtext>old</mtext>
              </mstyle>
            </mstyle>
          </msubsup>
          <msubsup>
            <mi>r</mi>
            <mstyle mathsize="8pt">
              <mstyle mathvariant="italic">
                <mtext>fen</mtext>
              </mstyle>
            </mstyle>
            <mstyle mathsize="8pt">
              <mstyle mathvariant="italic">
                <mtext>young</mtext>
              </mstyle>
            </mstyle>
          </msubsup>
        </mfrac>
      </mstyle>
      <mrow/>
    </mrow>
    <annotation encoding="StarMath 5.0"> size 12{ {  {r rSub { size 8{ ital "fen"} }  rSup { size 8{ ital "old"} } }  over  {r rSub { size 8{ ital "fen"} }  rSup { size 8{ ital "young"} } } } } {}</annotation>
  </semantics>
</math>
</file>

<file path=Object 2/content.xml><?xml version="1.0" encoding="utf-8"?>
<math xmlns="http://www.w3.org/1998/Math/MathML" display="block">
  <semantics>
    <mrow>
      <mstyle mathsize="12pt">
        <mfrac>
          <msubsup>
            <mi>f</mi>
            <mstyle mathsize="8pt">
              <mstyle mathvariant="italic">
                <mtext>fen</mtext>
              </mstyle>
            </mstyle>
            <mstyle mathsize="8pt">
              <mstyle mathvariant="italic">
                <mtext>old</mtext>
              </mstyle>
            </mstyle>
          </msubsup>
          <msubsup>
            <mi>f</mi>
            <mstyle mathsize="8pt">
              <mstyle mathvariant="italic">
                <mtext>fen</mtext>
              </mstyle>
            </mstyle>
            <mstyle mathsize="8pt">
              <mstyle mathvariant="italic">
                <mtext>young</mtext>
              </mstyle>
            </mstyle>
          </msubsup>
        </mfrac>
      </mstyle>
      <mrow/>
    </mrow>
    <annotation encoding="StarMath 5.0"> size 12{ {  {f rSub { size 8{ ital "fen"} }  rSup { size 8{ ital "old"} } }  over  {f rSub { size 8{ ital "fen"} }  rSup { size 8{ ital "young"} } } } } {}</annotation>
  </semantics>
</math>
</file>

<file path=Object 3/content.xml><?xml version="1.0" encoding="utf-8"?>
<math xmlns="http://www.w3.org/1998/Math/MathML" display="block">
  <semantics>
    <mrow>
      <mstyle mathsize="12pt">
        <mfrac>
          <msubsup>
            <mi>N</mi>
            <mstyle mathsize="8pt">
              <mstyle mathvariant="italic">
                <mtext>fen</mtext>
              </mstyle>
            </mstyle>
            <mstyle mathsize="8pt">
              <mstyle mathvariant="italic">
                <mtext>old</mtext>
              </mstyle>
            </mstyle>
          </msubsup>
          <msubsup>
            <mi>N</mi>
            <mstyle mathsize="8pt">
              <mstyle mathvariant="italic">
                <mtext>fen</mtext>
              </mstyle>
            </mstyle>
            <mstyle mathsize="8pt">
              <mstyle mathvariant="italic">
                <mtext>young</mtext>
              </mstyle>
            </mstyle>
          </msubsup>
        </mfrac>
      </mstyle>
      <mrow/>
    </mrow>
    <annotation encoding="StarMath 5.0"> size 12{ {  {N rSub { size 8{ ital "fen"} }  rSup { size 8{ ital "old"} } }  over  {N rSub { size 8{ ital "fen"} }  rSup { size 8{ ital "young"} } } } } {}</annotation>
  </semantics>
</math>
</file>

<file path=Object 4/content.xml><?xml version="1.0" encoding="utf-8"?>
<math xmlns="http://www.w3.org/1998/Math/MathML" display="block">
  <semantics>
    <mrow>
      <mstyle mathsize="12pt">
        <mfrac>
          <msubsup>
            <mi>y</mi>
            <mstyle mathsize="8pt">
              <mstyle mathvariant="italic">
                <mtext>end</mtext>
              </mstyle>
            </mstyle>
            <mstyle mathsize="8pt">
              <mstyle mathvariant="italic">
                <mtext>old</mtext>
              </mstyle>
            </mstyle>
          </msubsup>
          <msubsup>
            <mi>y</mi>
            <mstyle mathsize="8pt">
              <mstyle mathvariant="italic">
                <mtext>end</mtext>
              </mstyle>
            </mstyle>
            <mstyle mathsize="8pt">
              <mstyle mathvariant="italic">
                <mtext>young</mtext>
              </mstyle>
            </mstyle>
          </msubsup>
        </mfrac>
      </mstyle>
      <mrow/>
    </mrow>
    <annotation encoding="StarMath 5.0"> size 12{ {  {y rSub { size 8{ ital "end"} }  rSup { size 8{ ital "old"} } }  over  {y rSub { size 8{ ital "end"} }  rSup { size 8{ ital "young"} } } } } {}</annotation>
  </semantics>
</math>
</file>